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0297c4" officeooo:paragraph-rsid="000297c4"/>
    </style:style>
    <style:style style:name="P2" style:family="paragraph" style:parent-style-name="Standard">
      <style:text-properties officeooo:rsid="0002a5a6" officeooo:paragraph-rsid="0002a5a6"/>
    </style:style>
    <style:style style:name="P3" style:family="paragraph" style:parent-style-name="Standard">
      <style:text-properties officeooo:rsid="00036200" officeooo:paragraph-rsid="00036200"/>
    </style:style>
    <style:style style:name="P4" style:family="paragraph" style:parent-style-name="Standard" style:list-style-name="L1">
      <style:text-properties officeooo:rsid="000297c4" officeooo:paragraph-rsid="000297c4"/>
    </style:style>
    <style:style style:name="P5" style:family="paragraph" style:parent-style-name="Standard">
      <style:text-properties officeooo:rsid="000297c4" officeooo:paragraph-rsid="000297c4"/>
    </style:style>
    <style:style style:name="P6" style:family="paragraph" style:parent-style-name="Standard" style:list-style-name="L2">
      <style:text-properties officeooo:rsid="00036200" officeooo:paragraph-rsid="000722bc"/>
    </style:style>
    <style:style style:name="P7" style:family="paragraph" style:parent-style-name="Standard" style:list-style-name="L1">
      <style:text-properties officeooo:rsid="00048649" officeooo:paragraph-rsid="00048649"/>
    </style:style>
    <style:style style:name="P8" style:family="paragraph" style:parent-style-name="Standard">
      <style:text-properties officeooo:rsid="0002a5a6" officeooo:paragraph-rsid="0002a5a6"/>
    </style:style>
    <style:style style:name="T1" style:family="text">
      <style:text-properties officeooo:rsid="0002a5a6"/>
    </style:style>
    <style:style style:name="T2" style:family="text">
      <style:text-properties officeooo:rsid="00036200"/>
    </style:style>
    <style:style style:name="T3" style:family="text">
      <style:text-properties officeooo:rsid="000486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Cargar empleado.</text:p>
      <text:p text:style-name="P1"><text:tab/>-Dar de baja.</text:p>
      <text:p text:style-name="P1"/>
      <text:p text:style-name="P1">Id: Cargar empleado</text:p>
      <text:p text:style-name="P1">Titulo: como empleado de recursos humanos quiero cargar a los nuevos empleados para que puedan acceder al sistema.</text:p>
      <text:p text:style-name="P1">Reglas de negocio:</text:p>
      <text:list text:style-name="L1">
        <text:list-item>
          <text:p text:style-name="P4">Para ingresar a una categoría de mantenimiento el empleado debe tener entre 18 y 40 años.</text:p>
        </text:list-item>
        <text:list-item>
          <text:p text:style-name="P4">Para ingresar a una categoría con administrativo solo debe ser mayor de 18 años.</text:p>
        </text:list-item>
        <text:list-item>
          <text:p text:style-name="P7">El DNI debe ser unico.</text:p>
        </text:list-item>
      </text:list>
      <text:p text:style-name="P1"/>
      <text:p text:style-name="P1">Criterios de aceptación:</text:p>
      <text:p text:style-name="P1"/>
      <text:p text:style-name="P1">Escenario 1: Carga exitosa <text:span text:style-name="T1">en área de Mantenimiento</text:span></text:p>
      <text:p text:style-name="P1">-Dado el empleado con dni 47 <text:span text:style-name="T1">no cargado</text:span> con la fecha de nacimiento 27-12-2005 asignado al area de mantenimiento</text:p>
      <text:p text:style-name="P1">-Cuando el empleado ingresa ...</text:p>
      <text:p text:style-name="P1">-Entones <text:span text:style-name="T1">el sistema registra al empleado y envía un mail de bienvenida al mail ingresado.</text:span></text:p>
      <text:p text:style-name="P1"/>
      <text:p text:style-name="P2">Escenario 2:Carga exitosa de administrativo</text:p>
      <text:p text:style-name="P2"/>
      <text:p text:style-name="P2">Escenario 3: Carga fallida por dni existente.//<text:span text:style-name="T3">TENDRÍA QUE SEPARAR POR ADMINISTRATIVO Y POR MANTENIMIENTO???</text:span></text:p>
      <text:p text:style-name="P2">-Dado el empleado con dni 47 ya cargado. (si ya esta cargado ya cumple con que es mayor PORQUE POR ALGO ESTA CARGADO)</text:p>
      <text:p text:style-name="P2">-Cuando el empleado ingresa…</text:p>
      <text:p text:style-name="P2">-El sistema informa “El empleado ya existe”.</text:p>
      <text:p text:style-name="P2"/>
      <text:p text:style-name="P2">Escenario 4: Carga fallida por administrativo menor de edad.</text:p>
      <text:p text:style-name="P2"/>
      <text:p text:style-name="P2">Escenario 5: Carga fallida por mantenimiento menor de edad.</text:p>
      <text:p text:style-name="P2"/>
      <text:p text:style-name="P2">Escenario 6: Carga fallida por mantenimiento con exceso de edad.</text:p>
      <text:p text:style-name="P2"/>
      <text:p text:style-name="P2">Escenario 7: Carga fallida por área invalida.</text:p>
      <text:p text:style-name="P2"/>
      <text:p text:style-name="P2"/>
      <text:p text:style-name="P2">ID: Dar de baja</text:p>
      <text:p text:style-name="P2">Titulo: como contador quiero po<text:span text:style-name="T2">der dar de baja un empleado para llevar registro de su indemnización </text:span></text:p>
      <text:p text:style-name="P3">Reglas de negocio:</text:p>
      <text:list text:style-name="L2">
        <text:list-item>
          <text:p text:style-name="P6">Solo se liquida indemnización a empleados con mas de un año de antigüedad</text:p>
        </text:list-item>
        <text:list-item>
          <text:p text:style-name="P6">por montos inferiores a los 10 millones de pesos.</text:p>
        </text:list-item>
      </text:list>
      <text:p text:style-name="P3"/>
      <text:p text:style-name="P3">Criterios de aceptación:</text:p>
      <text:p text:style-name="P3"/>
      <text:p text:style-name="P3">Escenario 1: Baja exitosa.</text:p>
      <text:p text:style-name="P3">-Dado el DNI 47 existente y perteneciente a un empleado con 2 años de antigüedad y un monto de 8millones de pesos.</text:p>
      <text:p text:style-name="P3">-Cuando el contador ingresa…</text:p>
      <text:p text:style-name="P3"><text:soft-page-break/>-Entonces el sistema un correo al mail del empleado con DNI 47 el anuncio del despido, el monto indemnizatorio, el motivo y elimina los datos del empleado del sistema.</text:p>
      <text:p text:style-name="P3"/>
      <text:p text:style-name="P3">Escenario 2: Baja fallida por DNI inexistente.</text:p>
      <text:p text:style-name="P3">-Dado el DNI 22 no existente.</text:p>
      <text:p text:style-name="P3">-Cuando el contador ingresa…</text:p>
      <text:p text:style-name="P3">-Entonces el sistema informa “Empleado no cargado”.</text:p>
      <text:p text:style-name="P3"/>
      <text:p text:style-name="P3">Escenario 3: Baja fallida por menos de un año de antigüedad.</text:p>
      <text:p text:style-name="P3"/>
      <text:p text:style-name="P3">Escenario 4: Baja fallida por monto de mas de 10 millones de pes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0:11:35.502031100</meta:creation-date>
    <dc:date>2025-09-24T09:09:59.403214077</dc:date>
    <meta:editing-duration>PT1H2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9" meta:word-count="365" meta:character-count="2169" meta:non-whitespace-character-count="1845"/>
  </office:meta>
</office:document-meta>
</file>